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b5e3" officeooo:paragraph-rsid="00048c31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1b5e3" officeooo:paragraph-rsid="00048c31"/>
    </style:style>
    <style:style style:name="T1" style:family="text">
      <style:text-properties officeooo:rsid="00048c31"/>
    </style:style>
    <style:style style:name="T2" style:family="text">
      <style:text-properties fo:font-weight="bold" officeooo:rsid="00048c3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s Table</text:p>
      <text:p text:style-name="P2"/>
      <text:p text:style-name="P2">10 * 10 = <text:span text:style-name="T2">100</text:span></text:p>
      <text:p text:style-name="P2">correct/incorrect</text:p>
      <text:p text:style-name="P2"/>
      <text:p text:style-name="P2">786 * 100 = <text:span text:style-name="T2">786000</text:span></text:p>
      <text:p text:style-name="P2">correct/incorrect</text:p>
      <text:p text:style-name="P2"/>
      <text:p text:style-name="P2">896 * 7 = <text:span text:style-name="T2">6272</text:span></text:p>
      <text:p text:style-name="P2">Work out:</text:p>
      <text:p text:style-name="P2"/>
      <text:p text:style-name="P2"/>
      <text:p text:style-name="P2"/>
      <text:p text:style-name="P2"/>
      <text:p text:style-name="P2"/>
      <text:p text:style-name="P2">correct/incorrect</text:p>
      <text:p text:style-name="P2"/>
      <text:p text:style-name="P2">Times Table</text:p>
      <text:p text:style-name="P2"/>
      <text:p text:style-name="P2">10 * 10 = <text:span text:style-name="T2">100</text:span></text:p>
      <text:p text:style-name="P2">correct/incorrect</text:p>
      <text:p text:style-name="P2"/>
      <text:p text:style-name="P2">786 * 100 = <text:span text:style-name="T2">786000</text:span></text:p>
      <text:p text:style-name="P2">correct/incorrect</text:p>
      <text:p text:style-name="P2"/>
      <text:p text:style-name="P2">896 * 7 = <text:span text:style-name="T2">6272</text:span></text:p>
      <text:p text:style-name="P2">Work out:</text:p>
      <text:p text:style-name="P2"/>
      <text:p text:style-name="P2"/>
      <text:p text:style-name="P2"/>
      <text:p text:style-name="P2"/>
      <text:p text:style-name="P2"/>
      <text:p text:style-name="P2">correct/incorrect</text:p>
      <text:p text:style-name="P2"/>
      <text:p text:style-name="P2">Times Table</text:p>
      <text:p text:style-name="P2"/>
      <text:p text:style-name="P2">10 * 10 = <text:span text:style-name="T2">100</text:span></text:p>
      <text:p text:style-name="P2">correct/incorrect</text:p>
      <text:p text:style-name="P2"/>
      <text:p text:style-name="P2">786 * 100 = <text:span text:style-name="T2">786000</text:span></text:p>
      <text:p text:style-name="P2">correct/incorrect</text:p>
      <text:p text:style-name="P2"/>
      <text:p text:style-name="P2">896 * 7 = <text:span text:style-name="T2">6272</text:span></text:p>
      <text:p text:style-name="P2">Work out:</text:p>
      <text:p text:style-name="P2"/>
      <text:p text:style-name="P2"/>
      <text:p text:style-name="P2"/>
      <text:p text:style-name="P2"/>
      <text:p text:style-name="P2"/>
      <text:p text:style-name="P2">correct/incorrec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9:12:50.472000000</meta:creation-date>
    <dc:date>2015-10-09T20:58:09.649000000</dc:date>
    <meta:editing-duration>PT1H45M19S</meta:editing-duration>
    <meta:editing-cycles>2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4" meta:word-count="66" meta:character-count="348" meta:non-whitespace-character-count="306"/>
  </office:meta>
</office:document-meta>
</file>